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27"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style="italic" fo:font-weight="normal" officeooo:rsid="000daf2f" style:font-style-asian="italic" style:font-weight-asian="normal" style:font-style-complex="italic" style:font-weight-complex="normal"/>
    </style:style>
    <style:style style:name="T9" style:family="text">
      <style:text-properties officeooo:rsid="0018a112"/>
    </style:style>
    <style:style style:name="T10" style:family="text">
      <style:text-properties officeooo:rsid="001beb28"/>
    </style:style>
    <style:style style:name="T11" style:family="text">
      <style:text-properties officeooo:rsid="001d8d1e"/>
    </style:style>
    <style:style style:name="T12" style:family="text">
      <style:text-properties officeooo:rsid="001d9f98"/>
    </style:style>
    <style:style style:name="T13" style:family="text">
      <style:text-properties officeooo:rsid="001dba94"/>
    </style:style>
    <style:style style:name="T14" style:family="text">
      <style:text-properties officeooo:rsid="001e926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8">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4"/>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350203728007087360" text:style-name="L1">
        <text:list-item>
          <text:p text:style-name="P27">rendant discrets les fonctionnalités sous jacentes, </text:p>
        </text:list-item>
        <text:list-item>
          <text:p text:style-name="P27">le model reste cependant hmodulable on peut ajouter, modifier et supprimer des élements du model.</text:p>
        </text:list-item>
        <text:list-item>
          <text:p text:style-name="P27">Il est également minimaliste et est entièrement écrit en Python</text:p>
        </text:list-item>
      </text:list>
      <text:p text:style-name="P15"/>
      <text:p text:style-name="P9">Caffe</text:p>
      <text:p text:style-name="P18"/>
      <text:p text:style-name="P19"/>
      <text:p text:style-name="P8">Scikit Learn</text:p>
      <text:p text:style-name="P8"><text:tab/><text:span text:style-name="T1">On peut très bien utiliser sklearn pour lancer le training du model créé au préalable par Keras</text:span></text:p>
      <text:p text:style-name="P16">On peut aussi sklearn pour évaluer le model, c’est beaucoup plus simplifier surtout lorsqu’on utilise le kfold cross validation où il faudra créer k model. Sans pour autant perdre en performance.</text:p>
      <text:p text:style-name="P17">On peut assui utiliser sklearn pour le GridSearchCV, qui va permettre de tester chaque combinaisons <text:s/><text:tab/>d’initialiseur,</text:p>
      <text:p text:style-name="P17"><text:tab/>d’optimiseur,</text:p>
      <text:p text:style-name="P17"><text:tab/>de nombre d’epoch, </text:p>
      <text:p text:style-name="P17"><text:tab/>et de batch size spécifiées</text:p>
      <text:p text:style-name="P15"/>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4">à la partie Back-Propagation pour comprendre le fonctionnement.</text:p>
      <text:p text:style-name="P14">On verra plus les différentes Activation Function, Loss Function, Optimimize Function et les différents types de réseaux de neurones dans ce document présent.</text:p>
      <text:p text:style-name="P14"/>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28"/>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29">-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0"/>
      <text:p text:style-name="P12"><text:span text:style-name="T9">M</text:span>omentum</text:p>
      <text:p text:style-name="P12"><text:tab/><text:span text:style-name="T1">Le momentum est la valeur qui permet d’optimiser la direction prise par le stochastic gradient descent. </text:span></text:p>
      <text:p text:style-name="P20">Le SGD est donc plus performant avec un momentum et permet de réduire l’erreur plus rapidement.</text:p>
      <text:p text:style-name="P20"/>
      <text:p text:style-name="P20"/>
      <text:p text:style-name="P13">Reseaux de neurones Convolutionnels</text:p>
      <text:p text:style-name="P21"><text:tab/><text:span text:style-name="T10">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2">Comment fait-il ? </text:p>
      <text:p text:style-name="P22">Il y a trois types de couches dans ce réseau :</text:p>
      <text:p text:style-name="P22">- Couches convolutionnels</text:p>
      <text:p text:style-name="P22"><text:tab/>- <text:span text:style-name="T11">Filtres (comme des neurones)</text:span></text:p>
      <text:p text:style-name="P22"><text:tab/>- <text:span text:style-name="T11">Feature Maps (c’est les outputs d’un filtre, appliqué aux neurones de la couche précédentes)</text:span></text:p>
      <text:p text:style-name="P22"><text:tab/><text:tab/>- <text:span text:style-name="T13">Elle contient donc la valeur de l’output, et la position sur l’objet, ex : 0.55 (x:6y:6)</text:span><text:tab/></text:p>
      <text:p text:style-name="P22">- Couches en poule</text:p>
      <text:p text:style-name="P22"><text:tab/>- <text:span text:style-name="T11">Contient une séquence de couches convolutionnels</text:span></text:p>
      <text:p text:style-name="P22"><text:tab/>- <text:span text:style-name="T11">Elles servent à consolider les features obtenus dans la feature map de la couche précédente</text:span></text:p>
      <text:p text:style-name="P22"><text:tab/><text:tab/>- <text:span text:style-name="T14">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2"><text:tab/>- <text:span text:style-name="T12">L’idée est qu’elle crée sa propre feature map mais en plus petite</text:span></text:p>
      <text:p text:style-name="P23">- Couches entièrement connectées</text:p>
      <text:p text:style-name="P23"><text:tab/>- <text:span text:style-name="T12">Ce sont les mêmes couches que les hidden couches du réseau de neurones classique originales</text:span></text:p>
      <text:p text:style-name="P24"><text:tab/>- <text:span text:style-name="T12">Elles sont utilisés en fin de réseau</text:span></text:p>
      <text:p text:style-name="P25"/>
      <text:p text:style-name="P26">Important de noter que la force du ConvNet c’est de pouvoir conserver la position spaciale des elements,</text:p>
      <text:p text:style-name="P26">si les données ne sont pas défini dans un espace en 2 dimension comme une image alors ils sont moins performants.</text:p>
      <text:p text:style-name="P26"/>
      <text:p text:style-name="P34">Bag of Words</text:p>
      <text:p text:style-name="P33"><text:tab/></text:p>
      <text:p text:style-name="P33">Un bag of words est une technique qui prends un document le découpe en mots, et pour chaque label donné il va compter le nombre de mots dans chacun de ses labels. Ensuite avec ce compte, on peut prendre une nouvelle phrases labelisé, créer un vector pour cette phrases de la taille du vocabulaire, et utiliser le one hot encoding sur chaque x du vector où est un mot de la phrase labélisé est dans le vocabulaire, ce qui nous donne un vector avec beaucoup de 0 et quelques 1, en utilisant ces vectors qu’on dit de type Sparse, on peut entrainer un réseau de neurones en passant ces énormes vecteurs dans l’input layer.</text:p>
      <text:p text:style-name="P33"/>
      <text:p text:style-name="P34">Words Embedding</text:p>
      <text:p text:style-name="P34"/>
      <text:p text:style-name="P33"/>
      <text:p text:style-name="P25"/>
      <text:p text:style-name="P25"/>
      <text:p text:style-name="P24"/>
      <text:p text:style-name="P24"><text:tab/></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2-22T09:46:11.034804816</dc:date>
    <meta:editing-duration>PT7H3M39S</meta:editing-duration>
    <meta:editing-cycles>17</meta:editing-cycles>
    <meta:generator>LibreOffice/5.1.6.2$Linux_X86_64 LibreOffice_project/10m0$Build-2</meta:generator>
    <meta:document-statistic meta:table-count="0" meta:image-count="0" meta:object-count="0" meta:page-count="2" meta:paragraph-count="60" meta:word-count="866" meta:character-count="5351" meta:non-whitespace-character-count="4506"/>
  </office:meta>
</office:document-meta>
</file>